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1.5429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0.6925in"/>
    </style:style>
    <style:style style:name="co4" style:family="table-column">
      <style:table-column-properties fo:break-before="auto" style:column-width="0.702in"/>
    </style:style>
    <style:style style:name="co5" style:family="table-column">
      <style:table-column-properties fo:break-before="auto" style:column-width="0.8016in"/>
    </style:style>
    <style:style style:name="co6" style:family="table-column">
      <style:table-column-properties fo:break-before="auto" style:column-width="0.7811in"/>
    </style:style>
    <style:style style:name="co7" style:family="table-column">
      <style:table-column-properties fo:break-before="auto" style:column-width="0.5835in"/>
    </style:style>
    <style:style style:name="co8" style:family="table-column">
      <style:table-column-properties fo:break-before="auto" style:column-width="0.5736in"/>
    </style:style>
    <style:style style:name="co9" style:family="table-column">
      <style:table-column-properties fo:break-before="auto" style:column-width="0.6228in"/>
    </style:style>
    <style:style style:name="co10" style:family="table-column">
      <style:table-column-properties fo:break-before="auto" style:column-width="0.5339in"/>
    </style:style>
    <style:style style:name="co11" style:family="table-column">
      <style:table-column-properties fo:break-before="auto" style:column-width="0.8508in"/>
    </style:style>
    <style:style style:name="co12" style:family="table-column">
      <style:table-column-properties fo:break-before="auto" style:column-width="0.6528in"/>
    </style:style>
    <style:style style:name="co13" style:family="table-column">
      <style:table-column-properties fo:break-before="auto" style:column-width="0.9299in"/>
    </style:style>
    <style:style style:name="co14" style:family="table-column">
      <style:table-column-properties fo:break-before="auto" style:column-width="0.8807in"/>
    </style:style>
    <style:style style:name="co15" style:family="table-column">
      <style:table-column-properties fo:break-before="auto" style:column-width="0.7516in"/>
    </style:style>
    <style:style style:name="co16" style:family="table-column">
      <style:table-column-properties fo:break-before="auto" style:column-width="0.6134in"/>
    </style:style>
    <style:style style:name="co17" style:family="table-column">
      <style:table-column-properties fo:break-before="auto" style:column-width="0.4945in"/>
    </style:style>
    <style:style style:name="co18" style:family="table-column">
      <style:table-column-properties fo:break-before="auto" style:column-width="0.9098in"/>
    </style:style>
    <style:style style:name="co19" style:family="table-column">
      <style:table-column-properties fo:break-before="auto" style:column-width="1.2071in"/>
    </style:style>
    <style:style style:name="co20" style:family="table-column">
      <style:table-column-properties fo:break-before="auto" style:column-width="0.6035in"/>
    </style:style>
    <style:style style:name="co21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0.672in"/>
    </style:style>
    <style:style style:name="co23" style:family="table-column">
      <style:table-column-properties fo:break-before="auto" style:column-width="0.5138in"/>
    </style:style>
    <style:style style:name="co24" style:family="table-column">
      <style:table-column-properties fo:break-before="auto" style:column-width="0.6327in"/>
    </style:style>
    <style:style style:name="co25" style:family="table-column">
      <style:table-column-properties fo:break-before="auto" style:column-width="0.5244in"/>
    </style:style>
    <style:style style:name="co26" style:family="table-column">
      <style:table-column-properties fo:break-before="auto" style:column-width="0.7417in"/>
    </style:style>
    <style:style style:name="co27" style:family="table-column">
      <style:table-column-properties fo:break-before="auto" style:column-width="0.5929in"/>
    </style:style>
    <style:style style:name="co28" style:family="table-column">
      <style:table-column-properties fo:break-before="auto" style:column-width="0.811in"/>
    </style:style>
    <style:style style:name="co29" style:family="table-column">
      <style:table-column-properties fo:break-before="auto" style:column-width="1.186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Raw" table:style-name="ta1">
        <table:shapes>
          <draw:frame draw:z-index="0" draw:style-name="gr1" svg:width="14.5004in" svg:height="5.2492in" svg:x="0.9614in" svg:y="3.1339in">
            <draw:object draw:notify-on-update-of-ranges="Raw.A1:Raw.A1 Raw.A13:Raw.A17 Raw.B1:Raw.B1 Raw.B13:Raw.B17 Raw.C1:Raw.C1 Raw.C13:Raw.C17 Raw.D1:Raw.D1 Raw.D13:Raw.D17 Raw.E1:Raw.E1 Raw.E13:Raw.E17 Raw.F1:Raw.F1 Raw.F13:Raw.F17 Raw.G1:Raw.G1 Raw.G13:Raw.G17 Raw.H1:Raw.H1 Raw.H13:Raw.H17 Raw.I1:Raw.I1 Raw.I13:Raw.I17 Raw.J1:Raw.J1 Raw.J13:Raw.J17 Raw.K1:Raw.K1 Raw.K13:Raw.K17 Raw.L1:Raw.L1 Raw.L13:Raw.L17 Raw.M1:Raw.M1 Raw.M13:Raw.M17 Raw.N1:Raw.N1 Raw.N13:Raw.N17 Raw.O1:Raw.O1 Raw.O13:Raw.O17 Raw.P1:Raw.P1 Raw.P13:Raw.P17 Raw.Q1:Raw.Q1 Raw.Q13:Raw.Q17 Raw.R1:Raw.R1 Raw.R13:Raw.R17 Raw.S1:Raw.S1 Raw.S13:Raw.S17 Raw.T1:Raw.T1 Raw.T13:Raw.T17 Raw.U1:Raw.U1 Raw.U13:Raw.U17 Raw.V1:Raw.V1 Raw.V13:Raw.V17 Raw.W1:Raw.W1 Raw.W13:Raw.W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Belleville</text:p>
          </table:table-cell>
          <table:table-cell office:value-type="string">
            <text:p>Lecourbe</text:p>
          </table:table-cell>
          <table:table-cell office:value-type="string">
            <text:p>Vaugirard</text:p>
          </table:table-cell>
          <table:table-cell office:value-type="string">
            <text:p>Courcelles</text:p>
          </table:table-cell>
          <table:table-cell office:value-type="string">
            <text:p>République</text:p>
          </table:table-cell>
          <table:table-cell office:value-type="string">
            <text:p>Villette</text:p>
          </table:table-cell>
          <table:table-cell office:value-type="string">
            <text:p>Neuilly</text:p>
          </table:table-cell>
          <table:table-cell office:value-type="string">
            <text:p>Paradis</text:p>
          </table:table-cell>
          <table:table-cell office:value-type="string">
            <text:p>Mozart</text:p>
          </table:table-cell>
          <table:table-cell office:value-type="string">
            <text:p>Saint-Michel</text:p>
          </table:table-cell>
          <table:table-cell office:value-type="string">
            <text:p>Pigalle</text:p>
          </table:table-cell>
          <table:table-cell office:value-type="string">
            <text:p>Matignon</text:p>
          </table:table-cell>
          <table:table-cell office:value-type="string">
            <text:p>Malesherbes</text:p>
          </table:table-cell>
          <table:table-cell office:value-type="string">
            <text:p>Henri-Martin</text:p>
          </table:table-cell>
          <table:table-cell office:value-type="string">
            <text:p>St-Honoré</text:p>
          </table:table-cell>
          <table:table-cell office:value-type="string">
            <text:p>Bourse</text:p>
          </table:table-cell>
          <table:table-cell office:value-type="string">
            <text:p>Fayette</text:p>
          </table:table-cell>
          <table:table-cell office:value-type="string">
            <text:p>Breteuil</text:p>
          </table:table-cell>
          <table:table-cell office:value-type="string">
            <text:p>Foch</text:p>
          </table:table-cell>
          <table:table-cell office:value-type="string">
            <text:p>Capucines</text:p>
          </table:table-cell>
          <table:table-cell office:value-type="string">
            <text:p>Champs-Elysées</text:p>
          </table:table-cell>
          <table:table-cell office:value-type="string">
            <text:p>Paix</text:p>
          </table:table-cell>
        </table:table-row>
        <table:table-row table:style-name="ro1">
          <table:table-cell office:value-type="string">
            <text:p>With 1 hous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2"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2" office:value-type="float" office:value="90">
            <text:p>9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30">
            <text:p>130</text:p>
          </table:table-cell>
          <table:table-cell office:value-type="float" office:value="150">
            <text:p>150</text:p>
          </table:table-cell>
          <table:table-cell office:value-type="float" office:value="175">
            <text:p>175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With 2 houses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table:number-columns-repeated="2" office:value-type="float" office:value="90">
            <text:p>9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80">
            <text:p>180</text:p>
          </table:table-cell>
          <table:table-cell table:number-columns-repeated="2" office:value-type="float" office:value="200">
            <text:p>200</text:p>
          </table:table-cell>
          <table:table-cell office:value-type="float" office:value="220">
            <text:p>220</text:p>
          </table:table-cell>
          <table:table-cell table:number-columns-repeated="2" office:value-type="float" office:value="250">
            <text:p>250</text:p>
          </table:table-cell>
          <table:table-cell table:number-columns-repeated="3" office:value-type="float" office:value="330">
            <text:p>330</text:p>
          </table:table-cell>
          <table:table-cell office:value-type="float" office:value="360">
            <text:p>360</text:p>
          </table:table-cell>
          <table:table-cell table:number-columns-repeated="2" office:value-type="float" office:value="390">
            <text:p>39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With 3 houses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table:number-columns-repeated="2" office:value-type="float" office:value="270">
            <text:p>270</text:p>
          </table:table-cell>
          <table:table-cell office:value-type="float" office:value="300">
            <text:p>300</text:p>
          </table:table-cell>
          <table:table-cell table:number-columns-repeated="2" office:value-type="float" office:value="450">
            <text:p>45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550">
            <text:p>550</text:p>
          </table:table-cell>
          <table:table-cell office:value-type="float" office:value="600">
            <text:p>60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750">
            <text:p>750</text:p>
          </table:table-cell>
          <table:table-cell table:number-columns-repeated="2" office:value-type="float" office:value="800">
            <text:p>800</text:p>
          </table:table-cell>
          <table:table-cell office:value-type="float" office:value="850">
            <text:p>850</text:p>
          </table:table-cell>
          <table:table-cell table:number-columns-repeated="2" office:value-type="float" office:value="900">
            <text:p>900</text:p>
          </table:table-cell>
          <table:table-cell office:value-type="float" office:value="1000">
            <text:p>1000</text:p>
          </table:table-cell>
          <table:table-cell office:value-type="float" office:value="1100">
            <text:p>110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string">
            <text:p>With 4 houses</text:p>
          </table:table-cell>
          <table:table-cell office:value-type="float" office:value="160">
            <text:p>160</text:p>
          </table:table-cell>
          <table:table-cell office:value-type="float" office:value="320">
            <text:p>32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450">
            <text:p>450</text:p>
          </table:table-cell>
          <table:table-cell table:number-columns-repeated="2" office:value-type="float" office:value="625">
            <text:p>625</text:p>
          </table:table-cell>
          <table:table-cell office:value-type="float" office:value="700">
            <text:p>700</text:p>
          </table:table-cell>
          <table:table-cell table:number-columns-repeated="2" office:value-type="float" office:value="750">
            <text:p>75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875">
            <text:p>875</text:p>
          </table:table-cell>
          <table:table-cell office:value-type="float" office:value="925">
            <text:p>925</text:p>
          </table:table-cell>
          <table:table-cell table:number-columns-repeated="2" office:value-type="float" office:value="975">
            <text:p>975</text:p>
          </table:table-cell>
          <table:table-cell office:value-type="float" office:value="1025">
            <text:p>1025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1200">
            <text:p>1200</text:p>
          </table:table-cell>
          <table:table-cell office:value-type="float" office:value="1300">
            <text:p>1300</text:p>
          </table:table-cell>
          <table:table-cell office:value-type="float" office:value="1700">
            <text:p>1700</text:p>
          </table:table-cell>
        </table:table-row>
        <table:table-row table:style-name="ro1">
          <table:table-cell office:value-type="string">
            <text:p>With hotel</text:p>
          </table:table-cell>
          <table:table-cell office:value-type="float" office:value="250">
            <text:p>250</text:p>
          </table:table-cell>
          <table:table-cell office:value-type="float" office:value="450">
            <text:p>450</text:p>
          </table:table-cell>
          <table:table-cell table:number-columns-repeated="2" office:value-type="float" office:value="550">
            <text:p>550</text:p>
          </table:table-cell>
          <table:table-cell office:value-type="float" office:value="600">
            <text:p>600</text:p>
          </table:table-cell>
          <table:table-cell table:number-columns-repeated="2" office:value-type="float" office:value="750">
            <text:p>750</text:p>
          </table:table-cell>
          <table:table-cell office:value-type="float" office:value="900">
            <text:p>900</text:p>
          </table:table-cell>
          <table:table-cell table:number-columns-repeated="2" office:value-type="float" office:value="950">
            <text:p>95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1050">
            <text:p>1050</text:p>
          </table:table-cell>
          <table:table-cell office:value-type="float" office:value="1100">
            <text:p>1100</text:p>
          </table:table-cell>
          <table:table-cell table:number-columns-repeated="2" office:value-type="float" office:value="1150">
            <text:p>1150</text:p>
          </table:table-cell>
          <table:table-cell office:value-type="float" office:value="1200">
            <text:p>1200</text:p>
          </table:table-cell>
          <table:table-cell table:number-columns-repeated="2" office:value-type="float" office:value="1275">
            <text:p>1275</text:p>
          </table:table-cell>
          <table:table-cell office:value-type="float" office:value="1400">
            <text:p>1400</text:p>
          </table:table-cell>
          <table:table-cell office:value-type="float" office:value="1500">
            <text:p>1500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Base rent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2"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2"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Terrain price</text:p>
          </table:table-cell>
          <table:table-cell table:number-columns-repeated="2"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180">
            <text:p>18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220">
            <text:p>220</text:p>
          </table:table-cell>
          <table:table-cell office:value-type="float" office:value="240">
            <text:p>240</text:p>
          </table:table-cell>
          <table:table-cell table:number-columns-repeated="2" office:value-type="float" office:value="260">
            <text:p>260</text:p>
          </table:table-cell>
          <table:table-cell office:value-type="float" office:value="280">
            <text:p>280</text:p>
          </table:table-cell>
          <table:table-cell table:number-columns-repeated="2" office:value-type="float" office:value="300">
            <text:p>300</text:p>
          </table:table-cell>
          <table:table-cell office:value-type="float" office:value="320">
            <text:p>320</text:p>
          </table:table-cell>
          <table:table-cell office:value-type="float" office:value="350">
            <text:p>35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string">
            <text:p>House price</text:p>
          </table:table-cell>
          <table:table-cell table:number-columns-repeated="5" office:value-type="float" office:value="50">
            <text:p>50</text:p>
          </table:table-cell>
          <table:table-cell table:number-columns-repeated="6" office:value-type="float" office:value="100">
            <text:p>100</text:p>
          </table:table-cell>
          <table:table-cell table:number-columns-repeated="6" office:value-type="float" office:value="150">
            <text:p>150</text:p>
          </table:table-cell>
          <table:table-cell table:number-columns-repeated="5" office:value-type="float" office:value="200">
            <text:p>200</text:p>
          </table:table-cell>
        </table:table-row>
        <table:table-row table:style-name="ro1">
          <table:table-cell office:value-type="string">
            <text:p>Mortgage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2"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2" office:value-type="float" office:value="90">
            <text:p>9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30">
            <text:p>130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60">
            <text:p>160</text:p>
          </table:table-cell>
          <table:table-cell office:value-type="float" office:value="175">
            <text:p>175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Base =&gt; 1 house</text:p>
          </table:table-cell>
          <table:table-cell table:style-name="ce1" table:formula="of:= [.B2] / [.B$8]" office:value-type="float" office:value="5">
            <text:p>5</text:p>
          </table:table-cell>
          <table:table-cell table:style-name="ce1" table:formula="of:= [.C2] / [.C$8]" office:value-type="float" office:value="5">
            <text:p>5</text:p>
          </table:table-cell>
          <table:table-cell table:style-name="ce1" table:formula="of:= [.D2] / [.D$8]" office:value-type="float" office:value="5">
            <text:p>5</text:p>
          </table:table-cell>
          <table:table-cell table:style-name="ce1" table:formula="of:= [.E2] / [.E$8]" office:value-type="float" office:value="5">
            <text:p>5</text:p>
          </table:table-cell>
          <table:table-cell table:style-name="ce1" table:formula="of:= [.F2] / [.F$8]" office:value-type="float" office:value="5">
            <text:p>5</text:p>
          </table:table-cell>
          <table:table-cell table:style-name="ce1" table:formula="of:= [.G2] / [.G$8]" office:value-type="float" office:value="5">
            <text:p>5</text:p>
          </table:table-cell>
          <table:table-cell table:style-name="ce1" table:formula="of:= [.H2] / [.H$8]" office:value-type="float" office:value="5">
            <text:p>5</text:p>
          </table:table-cell>
          <table:table-cell table:style-name="ce1" table:formula="of:= [.I2] / [.I$8]" office:value-type="float" office:value="5">
            <text:p>5</text:p>
          </table:table-cell>
          <table:table-cell table:style-name="ce1" table:formula="of:= [.J2] / [.J$8]" office:value-type="float" office:value="5">
            <text:p>5</text:p>
          </table:table-cell>
          <table:table-cell table:style-name="ce1" table:formula="of:= [.K2] / [.K$8]" office:value-type="float" office:value="5">
            <text:p>5</text:p>
          </table:table-cell>
          <table:table-cell table:style-name="ce1" table:formula="of:= [.L2] / [.L$8]" office:value-type="float" office:value="5">
            <text:p>5</text:p>
          </table:table-cell>
          <table:table-cell table:style-name="ce1" table:formula="of:= [.M2] / [.M$8]" office:value-type="float" office:value="5">
            <text:p>5</text:p>
          </table:table-cell>
          <table:table-cell table:style-name="ce1" table:formula="of:= [.N2] / [.N$8]" office:value-type="float" office:value="5">
            <text:p>5</text:p>
          </table:table-cell>
          <table:table-cell table:style-name="ce1" table:formula="of:= [.O2] / [.O$8]" office:value-type="float" office:value="5">
            <text:p>5</text:p>
          </table:table-cell>
          <table:table-cell table:style-name="ce1" table:formula="of:= [.P2] / [.P$8]" office:value-type="float" office:value="5">
            <text:p>5</text:p>
          </table:table-cell>
          <table:table-cell table:style-name="ce1" table:formula="of:= [.Q2] / [.Q$8]" office:value-type="float" office:value="5">
            <text:p>5</text:p>
          </table:table-cell>
          <table:table-cell table:style-name="ce1" table:formula="of:= [.R2] / [.R$8]" office:value-type="float" office:value="5">
            <text:p>5</text:p>
          </table:table-cell>
          <table:table-cell table:style-name="ce1" table:formula="of:= [.S2] / [.S$8]" office:value-type="float" office:value="5">
            <text:p>5</text:p>
          </table:table-cell>
          <table:table-cell table:style-name="ce1" table:formula="of:= [.T2] / [.T$8]" office:value-type="float" office:value="5">
            <text:p>5</text:p>
          </table:table-cell>
          <table:table-cell table:style-name="ce1" table:formula="of:= [.U2] / [.U$8]" office:value-type="float" office:value="5.35714285714286">
            <text:p>5.3571428571</text:p>
          </table:table-cell>
          <table:table-cell table:style-name="ce1" table:formula="of:= [.V2] / [.V$8]" office:value-type="float" office:value="5">
            <text:p>5</text:p>
          </table:table-cell>
          <table:table-cell table:style-name="ce1" table:formula="of:= [.W2] / [.W$8]" office:value-type="float" office:value="4">
            <text:p>4</text:p>
          </table:table-cell>
        </table:table-row>
        <table:table-row table:style-name="ro1">
          <table:table-cell office:value-type="string">
            <text:p>Base =&gt; 2 houses</text:p>
          </table:table-cell>
          <table:table-cell table:style-name="ce1" table:formula="of:= [.B3] / [.B$8]" office:value-type="float" office:value="15">
            <text:p>15</text:p>
          </table:table-cell>
          <table:table-cell table:style-name="ce1" table:formula="of:= [.C3] / [.C$8]" office:value-type="float" office:value="15">
            <text:p>15</text:p>
          </table:table-cell>
          <table:table-cell table:style-name="ce1" table:formula="of:= [.D3] / [.D$8]" office:value-type="float" office:value="15">
            <text:p>15</text:p>
          </table:table-cell>
          <table:table-cell table:style-name="ce1" table:formula="of:= [.E3] / [.E$8]" office:value-type="float" office:value="15">
            <text:p>15</text:p>
          </table:table-cell>
          <table:table-cell table:style-name="ce1" table:formula="of:= [.F3] / [.F$8]" office:value-type="float" office:value="12.5">
            <text:p>12.5</text:p>
          </table:table-cell>
          <table:table-cell table:style-name="ce1" table:formula="of:= [.G3] / [.G$8]" office:value-type="float" office:value="15">
            <text:p>15</text:p>
          </table:table-cell>
          <table:table-cell table:style-name="ce1" table:formula="of:= [.H3] / [.H$8]" office:value-type="float" office:value="15">
            <text:p>15</text:p>
          </table:table-cell>
          <table:table-cell table:style-name="ce1" table:formula="of:= [.I3] / [.I$8]" office:value-type="float" office:value="15">
            <text:p>15</text:p>
          </table:table-cell>
          <table:table-cell table:style-name="ce1" table:formula="of:= [.J3] / [.J$8]" office:value-type="float" office:value="14.2857142857143">
            <text:p>14.2857142857</text:p>
          </table:table-cell>
          <table:table-cell table:style-name="ce1" table:formula="of:= [.K3] / [.K$8]" office:value-type="float" office:value="14.2857142857143">
            <text:p>14.2857142857</text:p>
          </table:table-cell>
          <table:table-cell table:style-name="ce1" table:formula="of:= [.L3] / [.L$8]" office:value-type="float" office:value="13.75">
            <text:p>13.75</text:p>
          </table:table-cell>
          <table:table-cell table:style-name="ce1" table:formula="of:= [.M3] / [.M$8]" office:value-type="float" office:value="13.8888888888889">
            <text:p>13.8888888889</text:p>
          </table:table-cell>
          <table:table-cell table:style-name="ce1" table:formula="of:= [.N3] / [.N$8]" office:value-type="float" office:value="13.8888888888889">
            <text:p>13.8888888889</text:p>
          </table:table-cell>
          <table:table-cell table:style-name="ce1" table:formula="of:= [.O3] / [.O$8]" office:value-type="float" office:value="16.5">
            <text:p>16.5</text:p>
          </table:table-cell>
          <table:table-cell table:style-name="ce1" table:formula="of:= [.P3] / [.P$8]" office:value-type="float" office:value="15">
            <text:p>15</text:p>
          </table:table-cell>
          <table:table-cell table:style-name="ce1" table:formula="of:= [.Q3] / [.Q$8]" office:value-type="float" office:value="15">
            <text:p>15</text:p>
          </table:table-cell>
          <table:table-cell table:style-name="ce1" table:formula="of:= [.R3] / [.R$8]" office:value-type="float" office:value="15">
            <text:p>15</text:p>
          </table:table-cell>
          <table:table-cell table:style-name="ce1" table:formula="of:= [.S3] / [.S$8]" office:value-type="float" office:value="15">
            <text:p>15</text:p>
          </table:table-cell>
          <table:table-cell table:style-name="ce1" table:formula="of:= [.T3] / [.T$8]" office:value-type="float" office:value="15">
            <text:p>15</text:p>
          </table:table-cell>
          <table:table-cell table:style-name="ce1" table:formula="of:= [.U3] / [.U$8]" office:value-type="float" office:value="16.0714285714286">
            <text:p>16.0714285714</text:p>
          </table:table-cell>
          <table:table-cell table:style-name="ce1" table:formula="of:= [.V3] / [.V$8]" office:value-type="float" office:value="14.2857142857143">
            <text:p>14.2857142857</text:p>
          </table:table-cell>
          <table:table-cell table:style-name="ce1" table:formula="of:= [.W3] / [.W$8]" office:value-type="float" office:value="12">
            <text:p>12</text:p>
          </table:table-cell>
        </table:table-row>
        <table:table-row table:style-name="ro1">
          <table:table-cell office:value-type="string">
            <text:p>Base =&gt; 3 houses</text:p>
          </table:table-cell>
          <table:table-cell table:style-name="ce1" table:formula="of:= [.B4] / [.B$8]" office:value-type="float" office:value="45">
            <text:p>45</text:p>
          </table:table-cell>
          <table:table-cell table:style-name="ce1" table:formula="of:= [.C4] / [.C$8]" office:value-type="float" office:value="45">
            <text:p>45</text:p>
          </table:table-cell>
          <table:table-cell table:style-name="ce1" table:formula="of:= [.D4] / [.D$8]" office:value-type="float" office:value="45">
            <text:p>45</text:p>
          </table:table-cell>
          <table:table-cell table:style-name="ce1" table:formula="of:= [.E4] / [.E$8]" office:value-type="float" office:value="45">
            <text:p>45</text:p>
          </table:table-cell>
          <table:table-cell table:style-name="ce1" table:formula="of:= [.F4] / [.F$8]" office:value-type="float" office:value="37.5">
            <text:p>37.5</text:p>
          </table:table-cell>
          <table:table-cell table:style-name="ce1" table:formula="of:= [.G4] / [.G$8]" office:value-type="float" office:value="45">
            <text:p>45</text:p>
          </table:table-cell>
          <table:table-cell table:style-name="ce1" table:formula="of:= [.H4] / [.H$8]" office:value-type="float" office:value="45">
            <text:p>45</text:p>
          </table:table-cell>
          <table:table-cell table:style-name="ce1" table:formula="of:= [.I4] / [.I$8]" office:value-type="float" office:value="41.6666666666667">
            <text:p>41.6666666667</text:p>
          </table:table-cell>
          <table:table-cell table:style-name="ce1" table:formula="of:= [.J4] / [.J$8]" office:value-type="float" office:value="39.2857142857143">
            <text:p>39.2857142857</text:p>
          </table:table-cell>
          <table:table-cell table:style-name="ce1" table:formula="of:= [.K4] / [.K$8]" office:value-type="float" office:value="39.2857142857143">
            <text:p>39.2857142857</text:p>
          </table:table-cell>
          <table:table-cell table:style-name="ce1" table:formula="of:= [.L4] / [.L$8]" office:value-type="float" office:value="37.5">
            <text:p>37.5</text:p>
          </table:table-cell>
          <table:table-cell table:style-name="ce1" table:formula="of:= [.M4] / [.M$8]" office:value-type="float" office:value="38.8888888888889">
            <text:p>38.8888888889</text:p>
          </table:table-cell>
          <table:table-cell table:style-name="ce1" table:formula="of:= [.N4] / [.N$8]" office:value-type="float" office:value="38.8888888888889">
            <text:p>38.8888888889</text:p>
          </table:table-cell>
          <table:table-cell table:style-name="ce1" table:formula="of:= [.O4] / [.O$8]" office:value-type="float" office:value="37.5">
            <text:p>37.5</text:p>
          </table:table-cell>
          <table:table-cell table:style-name="ce1" table:formula="of:= [.P4] / [.P$8]" office:value-type="float" office:value="36.3636363636364">
            <text:p>36.3636363636</text:p>
          </table:table-cell>
          <table:table-cell table:style-name="ce1" table:formula="of:= [.Q4] / [.Q$8]" office:value-type="float" office:value="36.3636363636364">
            <text:p>36.3636363636</text:p>
          </table:table-cell>
          <table:table-cell table:style-name="ce1" table:formula="of:= [.R4] / [.R$8]" office:value-type="float" office:value="35.4166666666667">
            <text:p>35.4166666667</text:p>
          </table:table-cell>
          <table:table-cell table:style-name="ce1" table:formula="of:= [.S4] / [.S$8]" office:value-type="float" office:value="34.6153846153846">
            <text:p>34.6153846154</text:p>
          </table:table-cell>
          <table:table-cell table:style-name="ce1" table:formula="of:= [.T4] / [.T$8]" office:value-type="float" office:value="34.6153846153846">
            <text:p>34.6153846154</text:p>
          </table:table-cell>
          <table:table-cell table:style-name="ce1" table:formula="of:= [.U4] / [.U$8]" office:value-type="float" office:value="35.7142857142857">
            <text:p>35.7142857143</text:p>
          </table:table-cell>
          <table:table-cell table:style-name="ce1" table:formula="of:= [.V4] / [.V$8]" office:value-type="float" office:value="31.4285714285714">
            <text:p>31.4285714286</text:p>
          </table:table-cell>
          <table:table-cell table:style-name="ce1" table:formula="of:= [.W4] / [.W$8]" office:value-type="float" office:value="28">
            <text:p>28</text:p>
          </table:table-cell>
        </table:table-row>
        <table:table-row table:style-name="ro1">
          <table:table-cell office:value-type="string">
            <text:p>Base =&gt; 4 houses</text:p>
          </table:table-cell>
          <table:table-cell table:style-name="ce1" table:formula="of:= [.B5] / [.B$8]" office:value-type="float" office:value="80">
            <text:p>80</text:p>
          </table:table-cell>
          <table:table-cell table:style-name="ce1" table:formula="of:= [.C5] / [.C$8]" office:value-type="float" office:value="80">
            <text:p>80</text:p>
          </table:table-cell>
          <table:table-cell table:style-name="ce1" table:formula="of:= [.D5] / [.D$8]" office:value-type="float" office:value="66.6666666666667">
            <text:p>66.6666666667</text:p>
          </table:table-cell>
          <table:table-cell table:style-name="ce1" table:formula="of:= [.E5] / [.E$8]" office:value-type="float" office:value="66.6666666666667">
            <text:p>66.6666666667</text:p>
          </table:table-cell>
          <table:table-cell table:style-name="ce1" table:formula="of:= [.F5] / [.F$8]" office:value-type="float" office:value="56.25">
            <text:p>56.25</text:p>
          </table:table-cell>
          <table:table-cell table:style-name="ce1" table:formula="of:= [.G5] / [.G$8]" office:value-type="float" office:value="62.5">
            <text:p>62.5</text:p>
          </table:table-cell>
          <table:table-cell table:style-name="ce1" table:formula="of:= [.H5] / [.H$8]" office:value-type="float" office:value="62.5">
            <text:p>62.5</text:p>
          </table:table-cell>
          <table:table-cell table:style-name="ce1" table:formula="of:= [.I5] / [.I$8]" office:value-type="float" office:value="58.3333333333333">
            <text:p>58.3333333333</text:p>
          </table:table-cell>
          <table:table-cell table:style-name="ce1" table:formula="of:= [.J5] / [.J$8]" office:value-type="float" office:value="53.5714285714286">
            <text:p>53.5714285714</text:p>
          </table:table-cell>
          <table:table-cell table:style-name="ce1" table:formula="of:= [.K5] / [.K$8]" office:value-type="float" office:value="53.5714285714286">
            <text:p>53.5714285714</text:p>
          </table:table-cell>
          <table:table-cell table:style-name="ce1" table:formula="of:= [.L5] / [.L$8]" office:value-type="float" office:value="50">
            <text:p>50</text:p>
          </table:table-cell>
          <table:table-cell table:style-name="ce1" table:formula="of:= [.M5] / [.M$8]" office:value-type="float" office:value="48.6111111111111">
            <text:p>48.6111111111</text:p>
          </table:table-cell>
          <table:table-cell table:style-name="ce1" table:formula="of:= [.N5] / [.N$8]" office:value-type="float" office:value="48.6111111111111">
            <text:p>48.6111111111</text:p>
          </table:table-cell>
          <table:table-cell table:style-name="ce1" table:formula="of:= [.O5] / [.O$8]" office:value-type="float" office:value="46.25">
            <text:p>46.25</text:p>
          </table:table-cell>
          <table:table-cell table:style-name="ce1" table:formula="of:= [.P5] / [.P$8]" office:value-type="float" office:value="44.3181818181818">
            <text:p>44.3181818182</text:p>
          </table:table-cell>
          <table:table-cell table:style-name="ce1" table:formula="of:= [.Q5] / [.Q$8]" office:value-type="float" office:value="44.3181818181818">
            <text:p>44.3181818182</text:p>
          </table:table-cell>
          <table:table-cell table:style-name="ce1" table:formula="of:= [.R5] / [.R$8]" office:value-type="float" office:value="42.7083333333333">
            <text:p>42.7083333333</text:p>
          </table:table-cell>
          <table:table-cell table:style-name="ce1" table:formula="of:= [.S5] / [.S$8]" office:value-type="float" office:value="42.3076923076923">
            <text:p>42.3076923077</text:p>
          </table:table-cell>
          <table:table-cell table:style-name="ce1" table:formula="of:= [.T5] / [.T$8]" office:value-type="float" office:value="42.3076923076923">
            <text:p>42.3076923077</text:p>
          </table:table-cell>
          <table:table-cell table:style-name="ce1" table:formula="of:= [.U5] / [.U$8]" office:value-type="float" office:value="42.8571428571429">
            <text:p>42.8571428571</text:p>
          </table:table-cell>
          <table:table-cell table:style-name="ce1" table:formula="of:= [.V5] / [.V$8]" office:value-type="float" office:value="37.1428571428571">
            <text:p>37.1428571429</text:p>
          </table:table-cell>
          <table:table-cell table:style-name="ce1" table:formula="of:= [.W5] / [.W$8]" office:value-type="float" office:value="34">
            <text:p>34</text:p>
          </table:table-cell>
        </table:table-row>
        <table:table-row table:style-name="ro1">
          <table:table-cell office:value-type="string">
            <text:p>Base =&gt; hotel</text:p>
          </table:table-cell>
          <table:table-cell table:style-name="ce1" table:formula="of:= [.B6] / [.B$8]" office:value-type="float" office:value="125">
            <text:p>125</text:p>
          </table:table-cell>
          <table:table-cell table:style-name="ce1" table:formula="of:= [.C6] / [.C$8]" office:value-type="float" office:value="112.5">
            <text:p>112.5</text:p>
          </table:table-cell>
          <table:table-cell table:style-name="ce1" table:formula="of:= [.D6] / [.D$8]" office:value-type="float" office:value="91.6666666666667">
            <text:p>91.6666666667</text:p>
          </table:table-cell>
          <table:table-cell table:style-name="ce1" table:formula="of:= [.E6] / [.E$8]" office:value-type="float" office:value="91.6666666666667">
            <text:p>91.6666666667</text:p>
          </table:table-cell>
          <table:table-cell table:style-name="ce1" table:formula="of:= [.F6] / [.F$8]" office:value-type="float" office:value="75">
            <text:p>75</text:p>
          </table:table-cell>
          <table:table-cell table:style-name="ce1" table:formula="of:= [.G6] / [.G$8]" office:value-type="float" office:value="75">
            <text:p>75</text:p>
          </table:table-cell>
          <table:table-cell table:style-name="ce1" table:formula="of:= [.H6] / [.H$8]" office:value-type="float" office:value="75">
            <text:p>75</text:p>
          </table:table-cell>
          <table:table-cell table:style-name="ce1" table:formula="of:= [.I6] / [.I$8]" office:value-type="float" office:value="75">
            <text:p>75</text:p>
          </table:table-cell>
          <table:table-cell table:style-name="ce1" table:formula="of:= [.J6] / [.J$8]" office:value-type="float" office:value="67.8571428571429">
            <text:p>67.8571428571</text:p>
          </table:table-cell>
          <table:table-cell table:style-name="ce1" table:formula="of:= [.K6] / [.K$8]" office:value-type="float" office:value="67.8571428571429">
            <text:p>67.8571428571</text:p>
          </table:table-cell>
          <table:table-cell table:style-name="ce1" table:formula="of:= [.L6] / [.L$8]" office:value-type="float" office:value="62.5">
            <text:p>62.5</text:p>
          </table:table-cell>
          <table:table-cell table:style-name="ce1" table:formula="of:= [.M6] / [.M$8]" office:value-type="float" office:value="58.3333333333333">
            <text:p>58.3333333333</text:p>
          </table:table-cell>
          <table:table-cell table:style-name="ce1" table:formula="of:= [.N6] / [.N$8]" office:value-type="float" office:value="58.3333333333333">
            <text:p>58.3333333333</text:p>
          </table:table-cell>
          <table:table-cell table:style-name="ce1" table:formula="of:= [.O6] / [.O$8]" office:value-type="float" office:value="55">
            <text:p>55</text:p>
          </table:table-cell>
          <table:table-cell table:style-name="ce1" table:formula="of:= [.P6] / [.P$8]" office:value-type="float" office:value="52.2727272727273">
            <text:p>52.2727272727</text:p>
          </table:table-cell>
          <table:table-cell table:style-name="ce1" table:formula="of:= [.Q6] / [.Q$8]" office:value-type="float" office:value="52.2727272727273">
            <text:p>52.2727272727</text:p>
          </table:table-cell>
          <table:table-cell table:style-name="ce1" table:formula="of:= [.R6] / [.R$8]" office:value-type="float" office:value="50">
            <text:p>50</text:p>
          </table:table-cell>
          <table:table-cell table:style-name="ce1" table:formula="of:= [.S6] / [.S$8]" office:value-type="float" office:value="49.0384615384615">
            <text:p>49.0384615385</text:p>
          </table:table-cell>
          <table:table-cell table:style-name="ce1" table:formula="of:= [.T6] / [.T$8]" office:value-type="float" office:value="49.0384615384615">
            <text:p>49.0384615385</text:p>
          </table:table-cell>
          <table:table-cell table:style-name="ce1" table:formula="of:= [.U6] / [.U$8]" office:value-type="float" office:value="50">
            <text:p>50</text:p>
          </table:table-cell>
          <table:table-cell table:style-name="ce1" table:formula="of:= [.V6] / [.V$8]" office:value-type="float" office:value="42.8571428571429">
            <text:p>42.8571428571</text:p>
          </table:table-cell>
          <table:table-cell table:style-name="ce1" table:formula="of:= [.W6] / [.W$8]" office:value-type="float" office:value="40">
            <text:p>40</text:p>
          </table:table-cell>
        </table:table-row>
      </table:table>
      <table:table table:name="Estimated" table:style-name="ta1">
        <table:table-column table:style-name="co21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" table:default-cell-style-name="Default"/>
        <table:table-column table:style-name="co5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1" table:number-columns-repeated="2" table:default-cell-style-name="Default"/>
        <table:table-column table:style-name="co15" table:default-cell-style-name="Default"/>
        <table:table-column table:style-name="co7" table:default-cell-style-name="Default"/>
        <table:table-column table:style-name="co9" table:default-cell-style-name="Default"/>
        <table:table-column table:style-name="co27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2" table:default-cell-style-name="Default"/>
        <table:table-row table:style-name="ro2">
          <table:table-cell office:value-type="string">
            <text:p>Name</text:p>
          </table:table-cell>
          <table:table-cell office:value-type="string">
            <text:p>Belleville</text:p>
          </table:table-cell>
          <table:table-cell office:value-type="string">
            <text:p>Lecourbe</text:p>
          </table:table-cell>
          <table:table-cell office:value-type="string">
            <text:p>Vaugirard</text:p>
          </table:table-cell>
          <table:table-cell office:value-type="string">
            <text:p>Courcelles</text:p>
          </table:table-cell>
          <table:table-cell office:value-type="string">
            <text:p>République</text:p>
          </table:table-cell>
          <table:table-cell office:value-type="string">
            <text:p>Villette</text:p>
          </table:table-cell>
          <table:table-cell office:value-type="string">
            <text:p>Neuilly</text:p>
          </table:table-cell>
          <table:table-cell office:value-type="string">
            <text:p>Paradis</text:p>
          </table:table-cell>
          <table:table-cell office:value-type="string">
            <text:p>Mozart</text:p>
          </table:table-cell>
          <table:table-cell office:value-type="string">
            <text:p>Saint-Michel</text:p>
          </table:table-cell>
          <table:table-cell office:value-type="string">
            <text:p>Pigalle</text:p>
          </table:table-cell>
          <table:table-cell office:value-type="string">
            <text:p>Matignon</text:p>
          </table:table-cell>
          <table:table-cell office:value-type="string">
            <text:p>Malesherbes</text:p>
          </table:table-cell>
          <table:table-cell office:value-type="string">
            <text:p>Henri-Martin</text:p>
          </table:table-cell>
          <table:table-cell office:value-type="string">
            <text:p>St-Honoré</text:p>
          </table:table-cell>
          <table:table-cell office:value-type="string">
            <text:p>Bourse</text:p>
          </table:table-cell>
          <table:table-cell office:value-type="string">
            <text:p>Fayette</text:p>
          </table:table-cell>
          <table:table-cell office:value-type="string">
            <text:p>Breteuil</text:p>
          </table:table-cell>
          <table:table-cell office:value-type="string">
            <text:p>Foch</text:p>
          </table:table-cell>
          <table:table-cell office:value-type="string">
            <text:p>Capucines</text:p>
          </table:table-cell>
          <table:table-cell office:value-type="string">
            <text:p>Champs-Elysées</text:p>
          </table:table-cell>
          <table:table-cell office:value-type="string">
            <text:p>Paix</text:p>
          </table:table-cell>
        </table:table-row>
        <table:table-row table:style-name="ro1">
          <table:table-cell office:value-type="string">
            <text:p>Inde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Base rent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2"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2"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27T00:30:43</dc:date>
    <dc:creator>amos </dc:creator>
    <meta:generator>LibreOffice/3.5$Linux_X86_64 LibreOffice_project/350m1$Build-2</meta:generator>
    <meta:editing-duration>PT32M45S</meta:editing-duration>
    <meta:editing-cycles>6</meta:editing-cycles>
    <meta:document-statistic meta:table-count="2" meta:cell-count="4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6.832cm" svg:height="13.334cm" xlink:href=".." xlink:type="simple" chart:class="chart:bar" chart:style-name="ch1">
        <chart:legend chart:legend-position="end" svg:x="33.458cm" svg:y="1.139cm" style:legend-expansion="high" chart:style-name="ch2"/>
        <chart:plot-area chart:style-name="ch3" table:cell-range-address="Raw.A1:Raw.W1 Raw.A13:Raw.W17" chart:data-source-has-labels="both" svg:x="1.186cm" svg:y="1.199cm" svg:width="30.8cm" svg:height="11.449cm">
          <chartooo:coordinate-region svg:x="1.993cm" svg:y="1.398cm" svg:width="29.993cm" svg:height="10.603cm"/>
          <chart:axis chart:dimension="x" chart:name="primary-x" chart:style-name="ch4" chartooo:axis-type="auto">
            <chartooo:date-scale/>
            <chart:categories table:cell-range-address="Raw.A13:Raw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w.B13:Raw.B17" chart:label-cell-address="Raw.B1:Raw.B1" chart:class="chart:bar">
            <chart:data-point chart:repeated="5"/>
          </chart:series>
          <chart:series chart:style-name="ch8" chart:values-cell-range-address="Raw.C13:Raw.C17" chart:label-cell-address="Raw.C1:Raw.C1" chart:class="chart:bar">
            <chart:data-point chart:repeated="5"/>
          </chart:series>
          <chart:series chart:style-name="ch9" chart:values-cell-range-address="Raw.D13:Raw.D17" chart:label-cell-address="Raw.D1:Raw.D1" chart:class="chart:bar">
            <chart:data-point chart:repeated="5"/>
          </chart:series>
          <chart:series chart:style-name="ch10" chart:values-cell-range-address="Raw.E13:Raw.E17" chart:label-cell-address="Raw.E1:Raw.E1" chart:class="chart:bar">
            <chart:data-point chart:repeated="5"/>
          </chart:series>
          <chart:series chart:style-name="ch11" chart:values-cell-range-address="Raw.F13:Raw.F17" chart:label-cell-address="Raw.F1:Raw.F1" chart:class="chart:bar">
            <chart:data-point chart:repeated="5"/>
          </chart:series>
          <chart:series chart:style-name="ch12" chart:values-cell-range-address="Raw.G13:Raw.G17" chart:label-cell-address="Raw.G1:Raw.G1" chart:class="chart:bar">
            <chart:data-point chart:repeated="5"/>
          </chart:series>
          <chart:series chart:style-name="ch13" chart:values-cell-range-address="Raw.H13:Raw.H17" chart:label-cell-address="Raw.H1:Raw.H1" chart:class="chart:bar">
            <chart:data-point chart:repeated="5"/>
          </chart:series>
          <chart:series chart:style-name="ch14" chart:values-cell-range-address="Raw.I13:Raw.I17" chart:label-cell-address="Raw.I1:Raw.I1" chart:class="chart:bar">
            <chart:data-point chart:repeated="5"/>
          </chart:series>
          <chart:series chart:style-name="ch15" chart:values-cell-range-address="Raw.J13:Raw.J17" chart:label-cell-address="Raw.J1:Raw.J1" chart:class="chart:bar">
            <chart:data-point chart:repeated="5"/>
          </chart:series>
          <chart:series chart:style-name="ch16" chart:values-cell-range-address="Raw.K13:Raw.K17" chart:label-cell-address="Raw.K1:Raw.K1" chart:class="chart:bar">
            <chart:data-point chart:repeated="5"/>
          </chart:series>
          <chart:series chart:style-name="ch17" chart:values-cell-range-address="Raw.L13:Raw.L17" chart:label-cell-address="Raw.L1:Raw.L1" chart:class="chart:bar">
            <chart:data-point chart:repeated="5"/>
          </chart:series>
          <chart:series chart:style-name="ch18" chart:values-cell-range-address="Raw.M13:Raw.M17" chart:label-cell-address="Raw.M1:Raw.M1" chart:class="chart:bar">
            <chart:data-point chart:repeated="5"/>
          </chart:series>
          <chart:series chart:style-name="ch7" chart:values-cell-range-address="Raw.N13:Raw.N17" chart:label-cell-address="Raw.N1:Raw.N1" chart:class="chart:bar">
            <chart:data-point chart:repeated="5"/>
          </chart:series>
          <chart:series chart:style-name="ch8" chart:values-cell-range-address="Raw.O13:Raw.O17" chart:label-cell-address="Raw.O1:Raw.O1" chart:class="chart:bar">
            <chart:data-point chart:repeated="5"/>
          </chart:series>
          <chart:series chart:style-name="ch9" chart:values-cell-range-address="Raw.P13:Raw.P17" chart:label-cell-address="Raw.P1:Raw.P1" chart:class="chart:bar">
            <chart:data-point chart:repeated="5"/>
          </chart:series>
          <chart:series chart:style-name="ch10" chart:values-cell-range-address="Raw.Q13:Raw.Q17" chart:label-cell-address="Raw.Q1:Raw.Q1" chart:class="chart:bar">
            <chart:data-point chart:repeated="5"/>
          </chart:series>
          <chart:series chart:style-name="ch11" chart:values-cell-range-address="Raw.R13:Raw.R17" chart:label-cell-address="Raw.R1:Raw.R1" chart:class="chart:bar">
            <chart:data-point chart:repeated="5"/>
          </chart:series>
          <chart:series chart:style-name="ch12" chart:values-cell-range-address="Raw.S13:Raw.S17" chart:label-cell-address="Raw.S1:Raw.S1" chart:class="chart:bar">
            <chart:data-point chart:repeated="5"/>
          </chart:series>
          <chart:series chart:style-name="ch13" chart:values-cell-range-address="Raw.T13:Raw.T17" chart:label-cell-address="Raw.T1:Raw.T1" chart:class="chart:bar">
            <chart:data-point chart:repeated="5"/>
          </chart:series>
          <chart:series chart:style-name="ch14" chart:values-cell-range-address="Raw.U13:Raw.U17" chart:label-cell-address="Raw.U1:Raw.U1" chart:class="chart:bar">
            <chart:data-point chart:repeated="5"/>
          </chart:series>
          <chart:series chart:style-name="ch15" chart:values-cell-range-address="Raw.V13:Raw.V17" chart:label-cell-address="Raw.V1:Raw.V1" chart:class="chart:bar">
            <chart:data-point chart:repeated="5"/>
          </chart:series>
          <chart:series chart:style-name="ch16" chart:values-cell-range-address="Raw.W13:Raw.W17" chart:label-cell-address="Raw.W1:Raw.W1" chart:class="chart:bar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lleville</text:p>
                <draw:g>
                  <svg:desc>Raw.B1:Raw.B1</svg:desc>
                </draw:g>
              </table:table-cell>
              <table:table-cell office:value-type="string">
                <text:p>Lecourbe</text:p>
                <draw:g>
                  <svg:desc>Raw.C1:Raw.C1</svg:desc>
                </draw:g>
              </table:table-cell>
              <table:table-cell office:value-type="string">
                <text:p>Vaugirard</text:p>
                <draw:g>
                  <svg:desc>Raw.D1:Raw.D1</svg:desc>
                </draw:g>
              </table:table-cell>
              <table:table-cell office:value-type="string">
                <text:p>Courcelles</text:p>
                <draw:g>
                  <svg:desc>Raw.E1:Raw.E1</svg:desc>
                </draw:g>
              </table:table-cell>
              <table:table-cell office:value-type="string">
                <text:p>République</text:p>
                <draw:g>
                  <svg:desc>Raw.F1:Raw.F1</svg:desc>
                </draw:g>
              </table:table-cell>
              <table:table-cell office:value-type="string">
                <text:p>Villette</text:p>
                <draw:g>
                  <svg:desc>Raw.G1:Raw.G1</svg:desc>
                </draw:g>
              </table:table-cell>
              <table:table-cell office:value-type="string">
                <text:p>Neuilly</text:p>
                <draw:g>
                  <svg:desc>Raw.H1:Raw.H1</svg:desc>
                </draw:g>
              </table:table-cell>
              <table:table-cell office:value-type="string">
                <text:p>Paradis</text:p>
                <draw:g>
                  <svg:desc>Raw.I1:Raw.I1</svg:desc>
                </draw:g>
              </table:table-cell>
              <table:table-cell office:value-type="string">
                <text:p>Mozart</text:p>
                <draw:g>
                  <svg:desc>Raw.J1:Raw.J1</svg:desc>
                </draw:g>
              </table:table-cell>
              <table:table-cell office:value-type="string">
                <text:p>Saint-Michel</text:p>
                <draw:g>
                  <svg:desc>Raw.K1:Raw.K1</svg:desc>
                </draw:g>
              </table:table-cell>
              <table:table-cell office:value-type="string">
                <text:p>Pigalle</text:p>
                <draw:g>
                  <svg:desc>Raw.L1:Raw.L1</svg:desc>
                </draw:g>
              </table:table-cell>
              <table:table-cell office:value-type="string">
                <text:p>Matignon</text:p>
                <draw:g>
                  <svg:desc>Raw.M1:Raw.M1</svg:desc>
                </draw:g>
              </table:table-cell>
              <table:table-cell office:value-type="string">
                <text:p>Malesherbes</text:p>
                <draw:g>
                  <svg:desc>Raw.N1:Raw.N1</svg:desc>
                </draw:g>
              </table:table-cell>
              <table:table-cell office:value-type="string">
                <text:p>Henri-Martin</text:p>
                <draw:g>
                  <svg:desc>Raw.O1:Raw.O1</svg:desc>
                </draw:g>
              </table:table-cell>
              <table:table-cell office:value-type="string">
                <text:p>St-Honoré</text:p>
                <draw:g>
                  <svg:desc>Raw.P1:Raw.P1</svg:desc>
                </draw:g>
              </table:table-cell>
              <table:table-cell office:value-type="string">
                <text:p>Bourse</text:p>
                <draw:g>
                  <svg:desc>Raw.Q1:Raw.Q1</svg:desc>
                </draw:g>
              </table:table-cell>
              <table:table-cell office:value-type="string">
                <text:p>Fayette</text:p>
                <draw:g>
                  <svg:desc>Raw.R1:Raw.R1</svg:desc>
                </draw:g>
              </table:table-cell>
              <table:table-cell office:value-type="string">
                <text:p>Breteuil</text:p>
                <draw:g>
                  <svg:desc>Raw.S1:Raw.S1</svg:desc>
                </draw:g>
              </table:table-cell>
              <table:table-cell office:value-type="string">
                <text:p>Foch</text:p>
                <draw:g>
                  <svg:desc>Raw.T1:Raw.T1</svg:desc>
                </draw:g>
              </table:table-cell>
              <table:table-cell office:value-type="string">
                <text:p>Capucines</text:p>
                <draw:g>
                  <svg:desc>Raw.U1:Raw.U1</svg:desc>
                </draw:g>
              </table:table-cell>
              <table:table-cell office:value-type="string">
                <text:p>Champs-Elysées</text:p>
                <draw:g>
                  <svg:desc>Raw.V1:Raw.V1</svg:desc>
                </draw:g>
              </table:table-cell>
              <table:table-cell office:value-type="string">
                <text:p>Paix</text:p>
                <draw:g>
                  <svg:desc>Raw.W1:Raw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 =&gt; 1 house</text:p>
                <draw:g>
                  <svg:desc>Raw.A13:Raw.A17</svg:desc>
                </draw:g>
              </table:table-cell>
              <table:table-cell office:value-type="float" office:value="5">
                <text:p>5</text:p>
                <draw:g>
                  <svg:desc>Raw.B13:Raw.B17</svg:desc>
                </draw:g>
              </table:table-cell>
              <table:table-cell office:value-type="float" office:value="5">
                <text:p>5</text:p>
                <draw:g>
                  <svg:desc>Raw.C13:Raw.C17</svg:desc>
                </draw:g>
              </table:table-cell>
              <table:table-cell office:value-type="float" office:value="5">
                <text:p>5</text:p>
                <draw:g>
                  <svg:desc>Raw.D13:Raw.D17</svg:desc>
                </draw:g>
              </table:table-cell>
              <table:table-cell office:value-type="float" office:value="5">
                <text:p>5</text:p>
                <draw:g>
                  <svg:desc>Raw.E13:Raw.E17</svg:desc>
                </draw:g>
              </table:table-cell>
              <table:table-cell office:value-type="float" office:value="5">
                <text:p>5</text:p>
                <draw:g>
                  <svg:desc>Raw.F13:Raw.F17</svg:desc>
                </draw:g>
              </table:table-cell>
              <table:table-cell office:value-type="float" office:value="5">
                <text:p>5</text:p>
                <draw:g>
                  <svg:desc>Raw.G13:Raw.G17</svg:desc>
                </draw:g>
              </table:table-cell>
              <table:table-cell office:value-type="float" office:value="5">
                <text:p>5</text:p>
                <draw:g>
                  <svg:desc>Raw.H13:Raw.H17</svg:desc>
                </draw:g>
              </table:table-cell>
              <table:table-cell office:value-type="float" office:value="5">
                <text:p>5</text:p>
                <draw:g>
                  <svg:desc>Raw.I13:Raw.I17</svg:desc>
                </draw:g>
              </table:table-cell>
              <table:table-cell office:value-type="float" office:value="5">
                <text:p>5</text:p>
                <draw:g>
                  <svg:desc>Raw.J13:Raw.J17</svg:desc>
                </draw:g>
              </table:table-cell>
              <table:table-cell office:value-type="float" office:value="5">
                <text:p>5</text:p>
                <draw:g>
                  <svg:desc>Raw.K13:Raw.K17</svg:desc>
                </draw:g>
              </table:table-cell>
              <table:table-cell office:value-type="float" office:value="5">
                <text:p>5</text:p>
                <draw:g>
                  <svg:desc>Raw.L13:Raw.L17</svg:desc>
                </draw:g>
              </table:table-cell>
              <table:table-cell office:value-type="float" office:value="5">
                <text:p>5</text:p>
                <draw:g>
                  <svg:desc>Raw.M13:Raw.M17</svg:desc>
                </draw:g>
              </table:table-cell>
              <table:table-cell office:value-type="float" office:value="5">
                <text:p>5</text:p>
                <draw:g>
                  <svg:desc>Raw.N13:Raw.N17</svg:desc>
                </draw:g>
              </table:table-cell>
              <table:table-cell office:value-type="float" office:value="5">
                <text:p>5</text:p>
                <draw:g>
                  <svg:desc>Raw.O13:Raw.O17</svg:desc>
                </draw:g>
              </table:table-cell>
              <table:table-cell office:value-type="float" office:value="5">
                <text:p>5</text:p>
                <draw:g>
                  <svg:desc>Raw.P13:Raw.P17</svg:desc>
                </draw:g>
              </table:table-cell>
              <table:table-cell office:value-type="float" office:value="5">
                <text:p>5</text:p>
                <draw:g>
                  <svg:desc>Raw.Q13:Raw.Q17</svg:desc>
                </draw:g>
              </table:table-cell>
              <table:table-cell office:value-type="float" office:value="5">
                <text:p>5</text:p>
                <draw:g>
                  <svg:desc>Raw.R13:Raw.R17</svg:desc>
                </draw:g>
              </table:table-cell>
              <table:table-cell office:value-type="float" office:value="5">
                <text:p>5</text:p>
                <draw:g>
                  <svg:desc>Raw.S13:Raw.S17</svg:desc>
                </draw:g>
              </table:table-cell>
              <table:table-cell office:value-type="float" office:value="5">
                <text:p>5</text:p>
                <draw:g>
                  <svg:desc>Raw.T13:Raw.T17</svg:desc>
                </draw:g>
              </table:table-cell>
              <table:table-cell office:value-type="float" office:value="5.35714285714286">
                <text:p>5.35714285714286</text:p>
                <draw:g>
                  <svg:desc>Raw.U13:Raw.U17</svg:desc>
                </draw:g>
              </table:table-cell>
              <table:table-cell office:value-type="float" office:value="5">
                <text:p>5</text:p>
                <draw:g>
                  <svg:desc>Raw.V13:Raw.V17</svg:desc>
                </draw:g>
              </table:table-cell>
              <table:table-cell office:value-type="float" office:value="4">
                <text:p>4</text:p>
                <draw:g>
                  <svg:desc>Raw.W13:Raw.W17</svg:desc>
                </draw:g>
              </table:table-cell>
            </table:table-row>
            <table:table-row>
              <table:table-cell office:value-type="string">
                <text:p>Base =&gt; 2 houses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2.5">
                <text:p>12.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13.75">
                <text:p>13.75</text:p>
              </table:table-cell>
              <table:table-cell office:value-type="float" office:value="13.8888888888889">
                <text:p>13.8888888888889</text:p>
              </table:table-cell>
              <table:table-cell office:value-type="float" office:value="13.8888888888889">
                <text:p>13.8888888888889</text:p>
              </table:table-cell>
              <table:table-cell office:value-type="float" office:value="16.5">
                <text:p>16.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6.0714285714286">
                <text:p>16.0714285714286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Base =&gt; 3 houses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7.5">
                <text:p>37.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39.2857142857143">
                <text:p>39.2857142857143</text:p>
              </table:table-cell>
              <table:table-cell office:value-type="float" office:value="39.2857142857143">
                <text:p>39.2857142857143</text:p>
              </table:table-cell>
              <table:table-cell office:value-type="float" office:value="37.5">
                <text:p>37.5</text:p>
              </table:table-cell>
              <table:table-cell office:value-type="float" office:value="38.8888888888889">
                <text:p>38.8888888888889</text:p>
              </table:table-cell>
              <table:table-cell office:value-type="float" office:value="38.8888888888889">
                <text:p>38.8888888888889</text:p>
              </table:table-cell>
              <table:table-cell office:value-type="float" office:value="37.5">
                <text:p>37.5</text:p>
              </table:table-cell>
              <table:table-cell office:value-type="float" office:value="36.3636363636364">
                <text:p>36.3636363636364</text:p>
              </table:table-cell>
              <table:table-cell office:value-type="float" office:value="36.3636363636364">
                <text:p>36.3636363636364</text:p>
              </table:table-cell>
              <table:table-cell office:value-type="float" office:value="35.4166666666667">
                <text:p>35.4166666666667</text:p>
              </table:table-cell>
              <table:table-cell office:value-type="float" office:value="34.6153846153846">
                <text:p>34.6153846153846</text:p>
              </table:table-cell>
              <table:table-cell office:value-type="float" office:value="34.6153846153846">
                <text:p>34.6153846153846</text:p>
              </table:table-cell>
              <table:table-cell office:value-type="float" office:value="35.7142857142857">
                <text:p>35.7142857142857</text:p>
              </table:table-cell>
              <table:table-cell office:value-type="float" office:value="31.4285714285714">
                <text:p>31.42857142857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Base =&gt; 4 houses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56.25">
                <text:p>56.25</text:p>
              </table:table-cell>
              <table:table-cell office:value-type="float" office:value="62.5">
                <text:p>62.5</text:p>
              </table:table-cell>
              <table:table-cell office:value-type="float" office:value="62.5">
                <text:p>62.5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53.5714285714286">
                <text:p>53.5714285714286</text:p>
              </table:table-cell>
              <table:table-cell office:value-type="float" office:value="53.5714285714286">
                <text:p>53.5714285714286</text:p>
              </table:table-cell>
              <table:table-cell office:value-type="float" office:value="50">
                <text:p>50</text:p>
              </table:table-cell>
              <table:table-cell office:value-type="float" office:value="48.6111111111111">
                <text:p>48.6111111111111</text:p>
              </table:table-cell>
              <table:table-cell office:value-type="float" office:value="48.6111111111111">
                <text:p>48.6111111111111</text:p>
              </table:table-cell>
              <table:table-cell office:value-type="float" office:value="46.25">
                <text:p>46.25</text:p>
              </table:table-cell>
              <table:table-cell office:value-type="float" office:value="44.3181818181818">
                <text:p>44.3181818181818</text:p>
              </table:table-cell>
              <table:table-cell office:value-type="float" office:value="44.3181818181818">
                <text:p>44.3181818181818</text:p>
              </table:table-cell>
              <table:table-cell office:value-type="float" office:value="42.7083333333333">
                <text:p>42.7083333333333</text:p>
              </table:table-cell>
              <table:table-cell office:value-type="float" office:value="42.3076923076923">
                <text:p>42.3076923076923</text:p>
              </table:table-cell>
              <table:table-cell office:value-type="float" office:value="42.3076923076923">
                <text:p>42.3076923076923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37.1428571428571">
                <text:p>37.142857142857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Base =&gt; hotel</text:p>
              </table:table-cell>
              <table:table-cell office:value-type="float" office:value="125">
                <text:p>125</text:p>
              </table:table-cell>
              <table:table-cell office:value-type="float" office:value="112.5">
                <text:p>112.5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67.8571428571429">
                <text:p>67.8571428571429</text:p>
              </table:table-cell>
              <table:table-cell office:value-type="float" office:value="67.8571428571429">
                <text:p>67.8571428571429</text:p>
              </table:table-cell>
              <table:table-cell office:value-type="float" office:value="62.5">
                <text:p>62.5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55">
                <text:p>55</text:p>
              </table:table-cell>
              <table:table-cell office:value-type="float" office:value="52.2727272727273">
                <text:p>52.2727272727273</text:p>
              </table:table-cell>
              <table:table-cell office:value-type="float" office:value="52.2727272727273">
                <text:p>52.2727272727273</text:p>
              </table:table-cell>
              <table:table-cell office:value-type="float" office:value="50">
                <text:p>50</text:p>
              </table:table-cell>
              <table:table-cell office:value-type="float" office:value="49.0384615384615">
                <text:p>49.0384615384615</text:p>
              </table:table-cell>
              <table:table-cell office:value-type="float" office:value="49.0384615384615">
                <text:p>49.0384615384615</text:p>
              </table:table-cell>
              <table:table-cell office:value-type="float" office:value="50">
                <text:p>50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